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000000" loext:opacity="100%" style:font-name="Abyssinica SIL" fo:font-size="12pt" fo:font-style="normal" fo:font-weight="normal" officeooo:paragraph-rsid="0003f806" style:font-name-asian="Noto Serif CJK SC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P2" style:family="paragraph" style:parent-style-name="Heading_20_3">
      <style:paragraph-properties fo:margin-left="0in" fo:margin-right="0in" fo:text-indent="0in" style:auto-text-indent="false" fo:padding="0.0193in" fo:border="0.06pt solid #e3e3e3"/>
      <style:text-properties fo:color="#000000" loext:opacity="100%" style:font-name="Abyssinica SIL" fo:font-size="12pt" fo:font-style="normal" fo:font-weight="normal" style:font-name-asian="Noto Serif CJK SC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P3" style:family="paragraph" style:parent-style-name="Text_20_body" style:list-style-name="L1">
      <style:paragraph-properties fo:margin-left="0in" fo:margin-right="0in" fo:text-indent="0in" style:auto-text-indent="false" fo:padding="0.0193in" fo:border="0.06pt solid #e3e3e3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5" style:family="paragraph" style:parent-style-name="Text_20_body" style:list-style-name="L2">
      <style:paragraph-properties fo:margin-left="0in" fo:margin-right="0in" fo:text-indent="0in" style:auto-text-indent="false" fo:padding="0.0193in" fo:border="0.06pt solid #e3e3e3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7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9" style:family="paragraph" style:parent-style-name="Text_20_body" style:list-style-name="L4">
      <style:paragraph-properties fo:margin-left="0in" fo:margin-right="0in" fo:text-indent="0in" style:auto-text-indent="false" fo:padding="0.0193in" fo:border="0.06pt solid #e3e3e3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1" style:family="paragraph" style:parent-style-name="Text_20_body" style:list-style-name="L5">
      <style:paragraph-properties fo:margin-left="0in" fo:margin-right="0in" fo:text-indent="0in" style:auto-text-indent="false" fo:padding="0.0193in" fo:border="0.06pt solid #e3e3e3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3" style:family="paragraph" style:parent-style-name="Text_20_body" style:list-style-name="L6">
      <style:paragraph-properties fo:margin-left="0in" fo:margin-right="0in" fo:text-indent="0in" style:auto-text-indent="false" fo:padding="0.0193in" fo:border="0.06pt solid #e3e3e3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5" style:family="paragraph" style:parent-style-name="Text_20_body" style:list-style-name="L7">
      <style:paragraph-properties fo:margin-left="0in" fo:margin-right="0in" fo:text-indent="0in" style:auto-text-indent="false" fo:padding="0.0193in" fo:border="0.06pt solid #e3e3e3"/>
    </style:style>
    <style:style style:name="P1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7" style:family="paragraph" style:parent-style-name="Text_20_body" style:list-style-name="L8">
      <style:paragraph-properties fo:margin-left="0in" fo:margin-right="0in" fo:text-indent="0in" style:auto-text-indent="false" fo:padding="0.0193in" fo:border="0.06pt solid #e3e3e3"/>
    </style:style>
    <style:style style:name="P18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19" style:family="paragraph" style:parent-style-name="Text_20_body" style:list-style-name="L9">
      <style:paragraph-properties fo:margin-left="0in" fo:margin-right="0in" fo:text-indent="0in" style:auto-text-indent="false" fo:padding="0.0193in" fo:border="0.06pt solid #e3e3e3"/>
    </style:style>
    <style:style style:name="P20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1" style:family="paragraph" style:parent-style-name="Text_20_body" style:list-style-name="L10">
      <style:paragraph-properties fo:margin-left="0in" fo:margin-right="0in" fo:text-indent="0in" style:auto-text-indent="false" fo:padding="0.0193in" fo:border="0.06pt solid #e3e3e3"/>
    </style:style>
    <style:style style:name="P22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3" style:family="paragraph" style:parent-style-name="Text_20_body" style:list-style-name="L11">
      <style:paragraph-properties fo:margin-left="0in" fo:margin-right="0in" fo:text-indent="0in" style:auto-text-indent="false" fo:padding="0.0193in" fo:border="0.06pt solid #e3e3e3"/>
    </style:style>
    <style:style style:name="P24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5" style:family="paragraph" style:parent-style-name="Text_20_body" style:list-style-name="L12">
      <style:paragraph-properties fo:margin-left="0in" fo:margin-right="0in" fo:text-indent="0in" style:auto-text-indent="false" fo:padding="0.0193in" fo:border="0.06pt solid #e3e3e3"/>
    </style:style>
    <style:style style:name="P26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7" style:family="paragraph" style:parent-style-name="Text_20_body" style:list-style-name="L13">
      <style:paragraph-properties fo:margin-left="0in" fo:margin-right="0in" fo:text-indent="0in" style:auto-text-indent="false" fo:padding="0.0193in" fo:border="0.06pt solid #e3e3e3"/>
    </style:style>
    <style:style style:name="P28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29" style:family="paragraph" style:parent-style-name="Text_20_body" style:list-style-name="L14">
      <style:paragraph-properties fo:margin-left="0in" fo:margin-right="0in" fo:text-indent="0in" style:auto-text-indent="false" fo:padding="0.0193in" fo:border="0.06pt solid #e3e3e3"/>
    </style:style>
    <style:style style:name="P30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1" style:family="paragraph" style:parent-style-name="Text_20_body" style:list-style-name="L15">
      <style:paragraph-properties fo:margin-left="0in" fo:margin-right="0in" fo:text-indent="0in" style:auto-text-indent="false" fo:padding="0.0193in" fo:border="0.06pt solid #e3e3e3"/>
    </style:style>
    <style:style style:name="P32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3" style:family="paragraph" style:parent-style-name="Text_20_body" style:list-style-name="L16">
      <style:paragraph-properties fo:margin-left="0in" fo:margin-right="0in" fo:text-indent="0in" style:auto-text-indent="false" fo:padding="0.0193in" fo:border="0.06pt solid #e3e3e3"/>
    </style:style>
    <style:style style:name="P34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5" style:family="paragraph" style:parent-style-name="Text_20_body" style:list-style-name="L17">
      <style:paragraph-properties fo:margin-left="0in" fo:margin-right="0in" fo:text-indent="0in" style:auto-text-indent="false" fo:padding="0.0193in" fo:border="0.06pt solid #e3e3e3"/>
    </style:style>
    <style:style style:name="P36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7" style:family="paragraph" style:parent-style-name="Text_20_body">
      <style:text-properties fo:color="#000000" loext:opacity="100%" style:font-name="Abyssinica SIL" fo:font-size="12pt" fo:font-style="normal" fo:font-weight="normal" officeooo:paragraph-rsid="0003f806" style:font-name-asian="Noto Serif CJK SC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T1" style:family="text">
      <style:text-properties loext:padding="0.0193in" loext:border="0.06pt solid #e3e3e3"/>
    </style:style>
    <style:style style:name="T2" style:family="text">
      <style:text-properties fo:color="#000000" loext:opacity="100%" style:font-name="Abyssinica SIL" fo:font-size="12pt" fo:font-style="normal" fo:font-weight="normal" style:font-name-asian="Noto Serif CJK SC" style:font-size-asian="12pt" style:font-style-asian="normal" style:font-weight-asian="normal" style:font-name-complex="Noto Sans Devanagari1" style:font-size-complex="12pt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6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7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8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9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9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rnel and System Administration:. The /etc/hosts f</text:h>
      <text:p text:style-name="P37">1. Explain kernel modules and their loading/unloading.</text:p>
      <text:p text:style-name="P37">Answer: Kernel modules are pieces of code that can be loaded and unloaded into the kernel as needed. They extend the functionality of the kernel without requiring a reboot. Modules are loaded using insmod or modprobe and unloaded using rmmod.</text:p>
      <text:p text:style-name="P37">2. Discuss process management with details on schedulers (CFS, RT).</text:p>
      <text:p text:style-name="P37">Answer: Process management involves creating, scheduling, and terminating processes. The Completely Fair Scheduler (CFS) ensures fair CPU allocation, while the Real-Time (RT) scheduler provides deterministic scheduling for time-sensitive tasks.</text:p>
      <text:p text:style-name="P37">3. How would you troubleshoot a system boot failure?</text:p>
      <text:p text:style-name="P37">Answer: Analyze boot logs (dmesg, /var/log/boot.log), check the bootloader configuration (GRUB), verify disk and file system integrity, and use recovery modes. Analyzing error messages during boot can pinpoint the cause.</text:p>
      <text:p text:style-name="P37">4. Explain LVM (Logical Volume Manager) and its benefits.</text:p>
      <text:p text:style-name="P37">Answer: LVM allows dynamic volume management, enabling tasks like resizing and migrating volumes without disrupting data. It provides flexibility, ease of management, and efficient space utilization.</text:p>
      <text:p text:style-name="P37">5. How do you configure and manage user accounts and groups?</text:p>
      <text:p text:style-name="P37">Answer: Use commands like useradd and usermod to manage user accounts, and groupadd and groupmod for groups. User information is stored in /etc/passwd, and group information in /etc/group.</text:p>
      <text:p text:style-name="P37">6. Describe different types of file systems (ext4, XFS, etc.) and their use cases.</text:p>
      <text:p text:style-name="P37">Answer: Ext4 is commonly used for general-purpose, XFS for large-scale data, Btrfs for advanced features like snapshots, and ZFS for robustness and data integrity.</text:p>
      <text:p text:style-name="P37">7. Explain disk quotas and their implementation.</text:p>
      <text:p text:style-name="P37">Answer: Disk quotas limit the amount of disk space a user or group can use. They are set using edquota or setquota and enforced by the kernel.</text:p>
      <text:p text:style-name="P37">8. How would you automate tasks using cron and systemd timers?</text:p>
      <text:p text:style-name="P37">Answer: Cron uses time-based schedules (crontab) while systemd timers use unit files (*.timer). Both allow automation of recurring tasks.</text:p>
      <text:p text:style-name="P37">9. Discuss SELinux (Security-Enhanced Linux) and its role in security.</text:p>
      <text:p text:style-name="P37">Answer: SELinux provides mandatory access controls, restricting processes and users. It enhances security by enforcing policies defined in security contexts.</text:p>
      <text:p text:style-name="P37">10. Walk through troubleshooting high CPU usage.</text:p>
      <text:p text:style-name="P37"><text:soft-page-break/>Answer: Identify processes consuming CPU using tools like top or htop. Analyze their resource usage, check logs for errors, and consider adjusting process priorities.</text:p>
      <text:p text:style-name="P37">Networking and Security:</text:p>
      <text:p text:style-name="P37">11. Explain different network configuration tools (ifconfig, nmcli).</text:p>
      <text:p text:style-name="P37">Answer: ifconfig is a traditional tool for basic network configuration, while nmcli is part of NetworkManager, providing a more feature-rich command-line interface.</text:p>
      <text:p text:style-name="P37">12. How do you configure network interfaces (bridging, bonding, VLANs)?</text:p>
      <text:p text:style-name="P37">Answer: Configure network interfaces in /etc/network/interfaces or use tools like ip or nmcli. Bridging and bonding configurations involve additional settings in the configuration files.</text:p>
      <text:p text:style-name="P37">13. Discuss routing concepts (static, dynamic) and tools (route, iptables).</text:p>
      <text:p text:style-name="P37">Answer: Routing involves directing network traffic. Static routing is manually configured, while dynamic routing protocols (e.g., OSPF, BGP) adapt to network changes. route manages routing tables, and iptables configures packet filtering.</text:p>
      <text:p text:style-name="P37">14. Explain firewall basics and configuration with iptables or nftables.</text:p>
      <text:p text:style-name="P37">Answer: Firewalls filter network traffic. iptables is the older tool, while nftables is its successor. Configuration involves defining rules for packet filtering, NAT, and connection tracking.</text:p>
      <text:p text:style-name="P37">15. How would you secure a server against common attacks (SSH hardening)?</text:p>
      <text:p text:style-name="P37">Answer: Secure SSH by changing the default port, disabling root login, using key-based authentication, and restricting access using sshd_config. Implementing fail2ban can mitigate brute-force attacks.</text:p>
      <text:p text:style-name="P37">16. Discuss user authentication methods (PAM) and password hashing.</text:p>
      <text:p text:style-name="P37">Answer: Pluggable Authentication Modules (PAM) provide a flexible authentication framework. Passwords are hashed and stored in /etc/shadow. PAM modules control authentication mechanisms.</text:p>
      <text:p text:style-name="P37">17. Explain how to manage certificates using tools like OpenSSL.</text:p>
      <text:p text:style-name="P37">Answer: Use OpenSSL for generating key pairs, Certificate Signing Requests (CSRs), and self-signed certificates. OpenSSL commands include openssl genpkey, openssl req, and openssl x509.</text:p>
      <text:p text:style-name="P37">18. How would you troubleshoot network connectivity issues?</text:p>
      <text:p text:style-name="P37">Answer: Use tools like ping, traceroute, and tcpdump to diagnose connectivity issues. Check DNS resolution, firewall rules, and network configuration.</text:p>
      <text:p text:style-name="P37">19. Discuss intrusion detection and prevention systems (IDS/IPS).</text:p>
      <text:p text:style-name="P37">Answer: IDS monitors network/system activities for signs of malicious behavior, while IPS actively prevents or blocks such activities. Popular tools include Snort and Suricata.</text:p>
      <text:p text:style-name="P37"><text:soft-page-break/>20. Explain VPN concepts and configuration (OpenVPN, IPSec).</text:p>
      <text:p text:style-name="P37">Answer: Virtual Private Networks (VPNs) provide secure communication over public networks. OpenVPN uses SSL/TLS, while IPSec operates at the IP layer. Configuration involves setting up encryption, authentication, and key exchange.</text:p>
      <text:p text:style-name="P37">Storage Management:</text:p>
      <text:p text:style-name="P37">21. Discuss RAID concepts (RAID 0, 1, 5, 6) and their use cases.</text:p>
      <text:p text:style-name="P37">Answer: RAID (Redundant Array of Independent Disks) provides data redundancy and performance improvements. RAID 0 for striping, RAID 1 for mirroring, RAID 5 for striping with parity, and RAID 6 for striping with double parity.</text:p>
      <text:p text:style-name="P37">22. Explain multipath I/O and its benefits for storage redundancy.</text:p>
      <text:p text:style-name="P37">Answer: Multipath I/O ensures redundant paths to storage devices, reducing single points of failure. It improves storage availability and performance.</text:p>
      <text:p text:style-name="P37">23. How would you manage and monitor disk performance (iostat, dmesg)?</text:p>
      <text:p text:style-name="P37">Answer: Use iostat for I/O statistics and dmesg for kernel-related messages. Analyze disk performance metrics like throughput, IOPS, and latency.</text:p>
      <text:p text:style-name="P37">24. Discuss different volume management tools (LVM, dmraid).</text:p>
      <text:p text:style-name="P37">Answer: LVM (Logical Volume Manager) provides dynamic volume management, while dmraid is used for managing RAID devices discovered by device-mapper.</text:p>
      <text:p text:style-name="P37">25. Explain file system backups using tools like tar, rsync, and dump.</text:p>
      <text:p text:style-name="P37">Answer: tar archives files, rsync synchronizes directories, and dump creates backups. Considerations include incremental backups, compression, and file permissions.</text:p>
      <text:p text:style-name="P37">User Management and Shell Scripting:</text:p>
      <text:p text:style-name="P37">26. Discuss different types of user shells (bash, zsh, ksh).</text:p>
      <text:p text:style-name="P37">Answer: Shells are command interpreters. bash (Bourne Again SHell) is widely used, zsh (Z SHell) offers advanced features, and ksh (Korn SHell) provides compatibility with bash.</text:p>
      <text:p text:style-name="P37">27. Explain shell scripting basics (variables, control flow, functions).</text:p>
      <text:p text:style-name="P37">Answer: Shell scripts use variables for data, control flow structures (if, for, while) for logic, and functions for code modularity.</text:p>
      <text:p text:style-name="P37">28. How would you automate tasks using shell scripts with arguments?</text:p>
      <text:p text:style-name="P37">Answer: Use command-line arguments ($1, $2, etc.) to pass input to shell scripts. Utilize conditional statements and loops for automation.</text:p>
      <text:p text:style-name="P37">29. Discuss common shell commands for file/process manipulation (grep, awk, sed).</text:p>
      <text:p text:style-name="P37">Answer: grep searches patterns in files, awk processes text, and sed performs text transformations. These commands are powerful for text manipulation.</text:p>
      <text:p text:style-name="P37"><text:soft-page-break/>30. Explain piping and redirection in shell scripting.</text:p>
      <text:p text:style-name="P37">Answer: Piping (|) connects the output of one command to the input of another. Redirection (&gt;, &lt;) directs input/output to/from files.</text:p>
      <text:p text:style-name="P37">Package Management and Software Deployment:</text:p>
      <text:p text:style-name="P37">31. Discuss the difference between RPM and DEB package formats.</text:p>
      <text:p text:style-name="P37">Answer: RPM (Red Hat Package Manager) is used by Red Hat-based systems, while DEB is used by Debian-based systems. Differences include package naming conventions and package management tools.</text:p>
      <text:p text:style-name="P37">32. Explain package repositories (YUM, APT) and their usage.</text:p>
      <text:p text:style-name="P37">Answer: Package repositories store and distribute software packages. YUM (Yellowdog Updater Modified) is used by Red Hat-based systems, and APT (Advanced Package Tool) by Debian-based systems.</text:p>
      <text:p text:style-name="P37">33. How would you manage software installation and updates using package managers?</text:p>
      <text:p text:style-name="P37">Answer: Use yum or dnf on Red Hat systems and apt on Debian systems. Commands include install, remove, and update.</text:p>
      <text:p text:style-name="P37">34. Discuss dependency management in package management systems.</text:p>
      <text:p text:style-name="P37">Answer: Package managers resolve dependencies by ensuring that required libraries or packages are installed. This ensures software compatibility.</text:p>
      <text:p text:style-name="P37">35. Explain containerization technologies (Docker, Podman) and their benefits.</text:p>
      <text:p text:style-name="P37">Answer: Docker and Podman provide containerization for deploying and managing applications. Containers offer isolation, portability, and ease of deployment.</text:p>
      <text:p text:style-name="P37">Performance Tuning and Troubleshooting:</text:p>
      <text:p text:style-name="P37">36. How would you analyze system performance using tools like top, htop, vmstat?</text:p>
      <text:p text:style-name="P37">Answer: top and htop display real-time system resource usage. vmstat provides virtual memory statistics.</text:p>
      <text:p text:style-name="P37">37. Discuss memory management concepts and tools (free, vmstat).</text:p>
      <text:p text:style-name="P37">Answer: Memory management involves allocation and deallocation. Tools like free and vmstat provide insights into memory usage.</text:p>
      <text:p text:style-name="P37">38. Explain process monitoring and troubleshooting techniques (ps, strace).</text:p>
      <text:p text:style-name="P37">Answer: ps lists processes, and strace traces system calls made by a process. These tools aid in understanding and troubleshooting processes.</text:p>
      <text:p text:style-name="P37">39. How would you identify and troubleshoot disk I/O bottlenecks?</text:p>
      <text:p text:style-name="P37">Answer: Use tools like iostat, iotop, and sar to analyze disk I/O performance. Identify processes causing high I/O and optimize as needed.</text:p>
      <text:p text:style-name="P37"><text:soft-page-break/>40. Discuss kernel log analysis for troubleshooting system issues (dmesg).</text:p>
      <text:p text:style-name="P37">Answer: dmesg displays kernel-related messages. Analyze it for errors, warnings, or hardware-related issues.</text:p>
      <text:p text:style-name="P37">Advanced Topics:</text:p>
      <text:p text:style-name="P37">41. Explain kernel compilation and customization.</text:p>
      <text:p text:style-name="P37">Answer: Kernel compilation involves configuring, compiling, and installing a custom kernel. It allows for tailored kernel configurations.</text:p>
      <text:p text:style-name="P37">42. Discuss systemd services and unit files.</text:p>
      <text:p text:style-name="P37">Answer: Systemd manages system processes. Unit files define services, targets, and other units.</text:p>
      <text:p text:style-name="P37">43. Explain cgroups and their role in resource management.</text:p>
      <text:p text:style-name="P37">Answer: Cgroups (Control Groups) provide resource isolation and control. They limit resource usage for processes.</text:p>
      <text:p text:style-name="P37">44. Discuss KVM (Kernel-based Virtual Machine) and its usage.</text:p>
      <text:p text:style-name="P37">Answer: KVM is a Linux kernel module that enables virtualization. It allows running virtual machines on a host system.</text:p>
      <text:p text:style-name="P37">45. Explain high availability (HA) and disaster recovery (DR) concepts.</text:p>
      <text:p text:style-name="P37">Answer: HA ensures system availability, while DR involves planning for data recovery after a disaster.</text:p>
      <text:p text:style-name="P37">46. Discuss Linux for embedded systems and IoT (Internet of Things).</text:p>
      <text:p text:style-name="P37">Answer: Linux is commonly used in embedded systems and IoT devices due to its flexibility and open-source nature.</text:p>
      <text:p text:style-name="P37"><text:s text:c="3"/></text:p>
      <text:p text:style-name="P37">47. Discuss cloud platforms and their underlying Linux technologies.</text:p>
      <text:p text:style-name="P37">Answer: Major cloud platforms (AWS, Azure, GCP) heavily rely on Linux for infrastructure and services.</text:p>
      <text:p text:style-name="P37">48. Explain DevOps practices and tools used in Linux environments.</text:p>
      <text:p text:style-name="P37">Answer: DevOps integrates development and operations. Tools like Jenkins, Ansible, and Git are commonly used in Linux environments.</text:p>
      <text:p text:style-name="P37">49. Discuss Linux security best practices and hardening techniques.</text:p>
      <text:p text:style-name="P37">Answer: Security practices include regular updates, minimal services, strong authentication, and proper firewall configurations.</text:p>
      <text:p text:style-name="P37">51. Explain advanced shell scripting concepts (here documents, command line arguments parsing).</text:p>
      <text:p text:style-name="P37"><text:soft-page-break/>Answer: Here documents (&lt;&lt;) allow embedding multiple lines in scripts. Command-line argument parsing involves handling parameters passed to scripts.</text:p>
      <text:p text:style-name="P37">52. Discuss error handling and debugging techniques in shell scripts.</text:p>
      <text:p text:style-name="P37">Answer: Use conditional statements for error handling. Debugging techniques include echoing variables and using set -x.</text:p>
      <text:p text:style-name="P37">53. How would you write a shell script to automate user creation with specific configurations?</text:p>
      <text:p text:style-name="P37">Answer: Use useradd with options to set configurations like home directory, shell, and group membership.</text:p>
      <text:p text:style-name="P37">54. Explain shell scripting for network administration tasks.</text:p>
      <text:p text:style-name="P37">Answer: Shell scripts can automate network configuration, interface setup, and diagnostic tasks.</text:p>
      <text:p text:style-name="P37">55. Discuss scripting for system log analysis and reporting.</text:p>
      <text:p text:style-name="P37">Answer: Shell scripts can parse log files, extract relevant information, and generate reports.</text:p>
      <text:p text:style-name="P37">Advanced Networking and Security:</text:p>
      <text:p text:style-name="P37">56. Explain advanced routing protocols (BGP, OSPF).</text:p>
      <text:p text:style-name="P37">Answer: BGP (Border Gateway Protocol) is used for inter-domain routing, and OSPF (Open Shortest Path First) is an interior gateway protocol.</text:p>
      <text:p text:style-name="P37">57. Discuss network security tools (nmap, tcpdump, Wireshark).</text:p>
      <text:p text:style-name="P37">Answer: nmap scans for open ports, tcpdump captures network packets, and Wireshark provides detailed packet analysis.</text:p>
      <text:p text:style-name="P37">58. How would you configure network traffic filtering with advanced iptables/nftables rules.</text:p>
      <text:p text:style-name="P37">Answer: Use iptables or nft to define rules for packet filtering, address translation, and connection tracking.</text:p>
      <text:p text:style-name="P37">59. Explain secure shell (SSH) tunneling and port forwarding.</text:p>
      <text:p text:style-name="P37">Answer: SSH tunneling creates secure connections for data transfer or accessing services on remote systems.</text:p>
      <text:p text:style-name="P37">60. Discuss vulnerability scanning and patching processes.</text:p>
      <text:p text:style-name="P37">Answer: Vulnerability scanning tools identify security issues, and patching involves applying updates to address vulnerabilities.</text:p>
      <text:p text:style-name="P37">Advanced Storage Management:</text:p>
      <text:p text:style-name="P37">61. Explain advanced filesystem concepts (extents, journaling).</text:p>
      <text:p text:style-name="P37">Answer: Filesystem extents improve file allocation, and journaling enhances data integrity by logging changes before applying them.</text:p>
      <text:p text:style-name="P37"><text:soft-page-break/>62. Discuss filesystem defragmentation and optimization techniques.</text:p>
      <text:p text:style-name="P37">Answer: Defragmentation reorganizes disk space, and optimization involves tuning filesystem parameters for better performance.</text:p>
      <text:p text:style-name="P37"><text:s text:c="3"/></text:p>
      <text:p text:style-name="P37">63. Explain logical volume management (LVM) advanced features (thin provisioning, snapshots).</text:p>
      <text:p text:style-name="P37">Answer: Thin provisioning allows efficient disk space allocation, and snapshots provide point-in-time copies of volumes.</text:p>
      <text:p text:style-name="P37">64. Discuss disaster recovery planning for storage systems.</text:p>
      <text:p text:style-name="P37">Answer: Disaster recovery planning involves backups, redundancy, and procedures for restoring data in case of storage system failure.</text:p>
      <text:p text:style-name="P37">Advanced Package Management and Software Deployment:</text:p>
      <text:p text:style-name="P37">66. Explain package repository management tools (createrepo, yum-utils).</text:p>
      <text:p text:style-name="P37">Answer: createrepo creates metadata for RPM repositories, and yum-utils provides utilities for managing RPM packages.</text:p>
      <text:p text:style-name="P37">67. Discuss dependency resolution techniques in package management.</text:p>
      <text:p text:style-name="P37">Answer: Package managers resolve dependencies by ensuring required libraries or packages are installed before installing the desired software.</text:p>
      <text:p text:style-name="P37">68. How would you configure and manage software repositories?</text:p>
      <text:p text:style-name="P37">Answer: Configure repository files in /etc/yum.repos.d/ or /etc/apt/sources.list and use package manager commands to manage repositories.</text:p>
      <text:p text:style-name="P37">69. Explain package building tools (RPM, DEB) for creating custom packages.</text:p>
      <text:p text:style-name="P37">Answer: rpmbuild and alien are tools for building RPM and DEB packages, respectively.</text:p>
      <text:p text:style-name="P37">70. Discuss configuration management tools (Ansible, Puppet, Chef) for automated deployments.</text:p>
      <text:p text:style-name="P37">Answer: Configuration management tools automate server provisioning, configuration, and deployment. Ansible, Puppet, and Chef are widely used.</text:p>
      <text:p text:style-name="P37">Advanced Performance Tuning and Troubleshooting:</text:p>
      <text:p text:style-name="P37">71. Explain CPU performance analysis tools (perf, vmstat).</text:p>
      <text:p text:style-name="P37">Answer: perf analyzes CPU performance, and vmstat provides virtual memory statistics, including CPU usage.</text:p>
      <text:p text:style-name="P37">72. Discuss kernel profiling and optimization techniques.</text:p>
      <text:p text:style-name="P37">Answer: Profiling tools like oprofile help identify performance bottlenecks. Optimization involves tuning kernel parameters.</text:p>
      <text:p text:style-name="P37"><text:soft-page-break/>73. How would you troubleshoot high memory usage issues?</text:p>
      <text:p text:style-name="P37">Answer: Analyze memory usage using tools like free and top. Identify processes consuming memory and optimize as needed.</text:p>
      <text:p text:style-name="P37">74. Explain load balancing concepts and tools (HAProxy, Nginx).</text:p>
      <text:p text:style-name="P37">Answer: Load balancers distribute network traffic across multiple servers, improving performance and reliability. HAProxy and Nginx are popular load balancing tools.</text:p>
      <text:p text:style-name="P37">75. Discuss system performance optimization techniques for specific applications.</text:p>
      <text:p text:style-name="P37">Answer: Optimize application performance by tuning parameters, adjusting resource allocation, and utilizing caching mechanisms.</text:p>
      <text:p text:style-name="P37">Advanced Topics:</text:p>
      <text:p text:style-name="P37">76. Explain kernel debugging techniques (klogd, dmesg).</text:p>
      <text:p text:style-name="P37">Answer: klogd logs kernel messages, and dmesg displays kernel-related messages. Kernel debugging involves analyzing logs for errors and warnings.</text:p>
      <text:p text:style-name="P37">77. Discuss user namespaces and container security.</text:p>
      <text:p text:style-name="P37">Answer: User namespaces isolate user and group IDs between the host and containers, enhancing container security.</text:p>
      <text:p text:style-name="P37">78. How would you configure and manage SELinux policies?</text:p>
      <text:p text:style-name="P37">Answer: Configure SELinux policies using tools like semanage and setsebool. Define permissive or enforcing modes for policies.</text:p>
      <text:p text:style-name="P37">79. Explain real-time process scheduling with the SCHED_DEADLINE and SCHED_FIFO policies.</text:p>
      <text:p text:style-name="P37">Answer: Real-time scheduling policies prioritize tasks with strict timing requirements. SCHED_DEADLINE and SCHED_FIFO are policies that enforce deadlines and fixed priority scheduling.</text:p>
      <text:p text:style-name="P37">80. Discuss systemd troubleshooting techniques (journalctl, systemctl status).</text:p>
      <text:p text:style-name="P37">Answer: journalctl displays system logs managed by systemd's journal. systemctl status provides information about system services.</text:p>
      <text:p text:style-name="P37">Emerging Technologies:</text:p>
      <text:p text:style-name="P37">81. Explain container orchestration with Kubernetes in detail (pods, deployments, services).</text:p>
      <text:p text:style-name="P37">Answer: Kubernetes automates container deployment, scaling, and management. Pods are the basic unit, deployments manage replica sets, and services provide network access.</text:p>
      <text:p text:style-name="P37">82. Discuss Infrastructure as Code (IaC) tools like Terraform and their use in Linux environments.</text:p>
      <text:p text:style-name="P37">Answer: Terraform automates infrastructure provisioning using declarative configuration files.</text:p>
      <text:p text:style-name="P37"><text:soft-page-break/>83. How would you implement a continuous integration/continuous delivery (CI/CD) pipeline for Linux systems?</text:p>
      <text:p text:style-name="P37">Answer: Implement CI/CD using tools like Jenkins or GitLab CI. Define pipelines for building, testing, and deploying applications.</text:p>
      <text:p text:style-name="P37">84. Explain the role of Linux in cloud platforms like AWS, Azure, and GCP.</text:p>
      <text:p text:style-name="P37">Answer: Linux is the foundation of cloud platforms, providing the underlying operating system for virtual machines, containers, and services.</text:p>
      <text:p text:style-name="P37">85. Discuss security considerations for containers and Kubernetes deployments.</text:p>
      <text:p text:style-name="P37">Answer: Secure containers and Kubernetes by applying best practices, using least-privileged principles, and regularly updating software.</text:p>
      <text:p text:style-name="P37">Security Best Practices:</text:p>
      <text:p text:style-name="P37">86. Explain secure coding practices for Linux environments.</text:p>
      <text:p text:style-name="P37">Answer: Secure coding involves practices like input validation, avoiding hardcoding secrets, and regularly updating dependencies.</text:p>
      <text:p text:style-name="P37">87. Discuss user privilege management and least privilege principle.</text:p>
      <text:p text:style-name="P37">Answer: Follow the principle of least privilege, granting users only the minimum access needed for their tasks. Use sudo or su for elevated privileges.</text:p>
      <text:p text:style-name="P37">88. How would you configure system logging for security auditing?</text:p>
      <text:p text:style-name="P37">Answer: Configure syslog or rsyslog to centralize logs. Enable auditd for more detailed auditing, and regularly review logs for security events.</text:p>
      <text:p text:style-name="P37">89. Explain intrusion detection and prevention systems (IDS/IPS) in detail.</text:p>
      <text:p text:style-name="P37">Answer: IDS monitors for suspicious activities, while IPS actively prevents or blocks such activities. Use signatures, heuristics, and anomaly detection for effective detection.</text:p>
      <text:p text:style-name="P37">90. Discuss disaster recovery planning and best practices for Linux systems.</text:p>
      <text:p text:style-name="P37">Answer: Disaster recovery planning involves backups, testing recovery procedures, and maintaining off-site backups for data resilience.</text:p>
      <text:p text:style-name="P37">Open Ended and Scenario Based Questions:</text:p>
      <text:p text:style-name="P37">91. Describe a complex troubleshooting scenario you faced with a Linux system and how you resolved it.</text:p>
      <text:p text:style-name="P37">Answer: Provide a detailed account of a specific issue, the steps taken to diagnose, and the resolution applied, highlighting problem-solving skills.</text:p>
      <text:p text:style-name="P37">92. Explain how you would approach automating a repetitive task on a Linux server.</text:p>
      <text:p text:style-name="P37">Answer: Outline steps involving script creation, considering input parameters, error handling, and scheduling using tools like cron or systemd timers.</text:p>
      <text:p text:style-name="P37"><text:soft-page-break/>93. Discuss your experience with security hardening techniques for Linux systems.</text:p>
      <text:p text:style-name="P37">Answer: Detail security measures implemented, such as configuring firewalls, disabling unnecessary services, and applying updates regularly.</text:p>
      <text:p text:style-name="P37">94. How would you design a high-availability (HA) infrastructure for a critical application?</text:p>
      <text:p text:style-name="P37">Answer: Outline strategies like load balancing, redundancy, failover mechanisms, and distributed architecture to ensure continuous availability.</text:p>
      <text:p text:style-name="P37">95. Describe your experience with container orchestration tools like Kubernetes.</text:p>
      <text:p text:style-name="P37">Answer: Discuss hands-on experience with deploying applications, managing configurations, and scaling using Kubernetes, emphasizing proficiency in container orchestration.</text:p>
      <text:p text:style-name="P37">Personal Growth and Learning:</text:p>
      <text:p text:style-name="P37">96. How do you stay up-to-date with the latest advancements in the Linux world?</text:p>
      <text:p text:style-name="P37">Answer: Mention activities like reading Linux blogs, participating in forums, attending conferences, and exploring new technologies in a home lab environment.</text:p>
      <text:p text:style-name="P37">97. Discuss your experience contributing to open-source projects.</text:p>
      <text:p text:style-name="P37">Answer: Detail contributions made to open-source projects, such as bug fixes, feature development, or community involvement.</text:p>
      <text:p text:style-name="P37">98. What are your areas of interest within the Linux ecosystem?</text:p>
      <text:p text:style-name="P37">Answer: Highlight specific areas of interest, whether it's system administration, networking, security, or emerging technologies like containers and orchestration.</text:p>
      <text:p text:style-name="P37">99. How do you approach learning new Linux technologies and tools?</text:p>
      <text:p text:style-name="P37">Answer: Explain a systematic approach, including reading documentation, hands-on experimentation, and seeking mentorship or online courses.</text:p>
      <text:p text:style-name="P37">100. Do you have any questions for us about the role or the Linux environment we use? - Answer: Prepare a few thoughtful questions about the company's Linux infrastructure, team dynamics, or any specific projects they are working on, demonstrating interest and engag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00" loext:opacity="100%" style:font-name="Abyssinica SIL" fo:font-family="'Abyssinica SIL'" style:font-pitch="variable" fo:font-size="12pt" fo:font-style="normal" fo:font-weight="normal" style:font-name-asian="Noto Serif CJK SC" style:font-family-asian="'Noto Serif CJK SC'" style:font-family-generic-asian="system" style:font-pitch-asian="variable" style:font-size-asian="12pt" style:font-style-asian="normal" style:font-weight-asian="normal" style:font-name-complex="Noto Sans Devanagari1" style:font-family-complex="'Noto Sans Devanagari'" style:font-family-generic-complex="system" style:font-pitch-complex="variable" style:font-size-complex="12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374in" fo:margin-bottom="0.2555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1:23:06.226246233</meta:creation-date>
    <dc:date>2024-03-24T15:04:29.568435047</dc:date>
    <meta:editing-duration>PT9M22S</meta:editing-duration>
    <meta:editing-cycles>3</meta:editing-cycles>
    <meta:generator>LibreOffice/7.6.5.2$Linux_X86_64 LibreOffice_project/60$Build-2</meta:generator>
    <meta:document-statistic meta:table-count="0" meta:image-count="0" meta:object-count="0" meta:page-count="10" meta:paragraph-count="213" meta:word-count="2954" meta:character-count="21658" meta:non-whitespace-character-count="18909"/>
  </office:meta>
</office:document-meta>
</file>